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fo:color="#800000" style:font-name="Verdana1"/>
    </style:style>
    <style:style style:name="T2" style:family="text">
      <style:text-properties fo:color="#800000" style:font-name="Verdana1" fo:font-weight="bold"/>
    </style:style>
    <style:style style:name="T3" style:family="text">
      <style:text-properties fo:color="#800000" style:font-name="Verdana1" fo:font-size="13.5pt"/>
    </style:style>
    <style:style style:name="T4" style:family="text">
      <style:text-properties fo:color="#800000" style:font-name="Verdana1" fo:font-size="10pt"/>
    </style:style>
    <style:style style:name="T5" style:family="text">
      <style:text-properties fo:color="#800000" style:font-name="Verdana1" fo:font-size="14pt"/>
    </style:style>
    <style:style style:name="T6" style:family="text">
      <style:text-properties style:font-name="Verdana1"/>
    </style:style>
    <style:style style:name="T7" style:family="text">
      <style:text-properties style:font-name="Verdana1" fo:font-weight="bold"/>
    </style:style>
    <style:style style:name="T8" style:family="text">
      <style:text-properties style:font-name="Verdana1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66" style:font-name="Verdana1" fo:font-size="10.5pt"/>
    </style:style>
    <style:style style:name="T12" style:family="text">
      <style:text-properties fo:font-size="10pt"/>
    </style:style>
    <style:style style:name="T13" style:family="text">
      <style:text-properties fo:color="#00800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waiian Ham Sandwich Spread</text:p>
      <text:p text:style-name="Standard">Crystal Miller</text:p>
      <text:p text:style-name="Standard"/>
      <text:p text:style-name="Standard">1 ½ cups ground ham (turkey ham works well), I grind it in my food processor or you can chop finely if you don’t have a food processor</text:p>
      <text:p text:style-name="Standard">8 oz. can crushed pineapple, drained well</text:p>
      <text:p text:style-name="Standard">1/8 t ground cloves</text:p>
      <text:p text:style-name="Standard">4 to 5 T mayonnaise or enough to moisten into a spreadable mixture</text:p>
      <text:p text:style-name="Standard"/>
      <text:p text:style-name="Standard">Combine all ingredients in a small bowl until mixed well. Spread this on whole wheat sandwich bread. Add lettuce and onion, if desired and top with a second piece of brea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13:20.51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7" meta:word-count="89" meta:character-count="473"/>
  </office:meta>
</office:document-meta>
</file>